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62cm" fo:min-width="0.92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2cm" fo:min-width="3.31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b2b2b2" draw:marker-start-width="0.252cm" draw:marker-end-width="0.252cm" draw:fill-color="#cccccc" draw:auto-grow-height="false" fo:min-height="3.787cm" fo:min-width="7.474cm" fo:padding-top="0.142cm" fo:padding-bottom="0.142cm" fo:padding-left="0.267cm" fo:padding-right="0.267cm" fo:wrap-option="no-wrap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893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9.783cm" fo:min-width="2.675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9cm" fo:min-width="0.135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8cm" fo:min-width="0.135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512cm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639cm"/>
    </style:style>
    <style:style style:name="gr15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423cm"/>
    </style:style>
    <style:style style:name="gr17" style:family="graphic" style:parent-style-name="standard">
      <style:graphic-properties svg:stroke-width="0.035cm" svg:stroke-color="#000000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666cm"/>
    </style:style>
    <style:style style:name="gr19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39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ccccc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3pt" style:font-size-complex="13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3pt" style:font-size-complex="13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54cm" svg:height="1.27cm" draw:transform="rotate (1.5707963267949) translate (18.78cm 9.255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2" draw:text-style-name="P2" xml:id="id1" draw:id="id1" draw:layer="layout" svg:width="2.286cm" svg:height="1.27cm" svg:x="9.382cm" svg:y="6.08cm" draw:kind="cut" draw:start-angle="269.08" draw:end-angle="90.97">
          <draw:glue-point draw:id="4" svg:x="-4.836cm" svg:y="3cm"/>
          <draw:glue-point draw:id="5" svg:x="-4.836cm" svg:y="-3cm"/>
          <text:p/>
        </draw:ellipse>
        <draw:ellipse draw:style-name="gr2" draw:text-style-name="P2" xml:id="id3" draw:id="id3" draw:layer="layout" svg:width="2.286cm" svg:height="1.27cm" svg:x="9.382cm" svg:y="8.62cm" draw:kind="cut" draw:start-angle="269.08" draw:end-angle="90.97">
          <draw:glue-point draw:id="4" svg:x="-4.836cm" svg:y="-3cm"/>
          <draw:glue-point draw:id="5" svg:x="-4.836cm" svg:y="2cm"/>
          <text:p/>
        </draw:ellipse>
        <draw:custom-shape draw:style-name="gr3" draw:text-style-name="P2" xml:id="id2" draw:id="id2" draw:layer="layout" svg:width="3.81cm" svg:height="1.27cm" svg:x="13.065cm" svg:y="6.08cm">
          <text:p text:style-name="P3">RAM 0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81cm" svg:height="1.27cm" svg:x="13.065cm" svg:y="8.62cm">
          <text:p text:style-name="P3">RAM 1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668cm" svg:y1="6.715cm" svg:x2="13.065cm" svg:y2="6.715cm" draw:start-shape="id1" draw:start-glue-point="1" draw:end-shape="id2" draw:end-glue-point="3" svg:d="M11668 6715h1397" svg:viewBox="0 0 1398 1">
          <text:p/>
        </draw:connector>
        <draw:connector draw:style-name="gr4" draw:text-style-name="P4" draw:layer="layout" draw:type="line" svg:x1="11.668cm" svg:y1="9.255cm" svg:x2="13.065cm" svg:y2="9.255cm" draw:start-shape="id3" draw:start-glue-point="1" draw:end-shape="id4" draw:end-glue-point="3" svg:d="M11668 9255h1397" svg:viewBox="0 0 1398 1">
          <text:p/>
        </draw:connector>
        <draw:connector draw:style-name="gr5" draw:text-style-name="P3" draw:layer="layout" svg:x1="16.875cm" svg:y1="6.715cm" svg:x2="18.78cm" svg:y2="7.35cm" draw:start-shape="id2" draw:start-glue-point="1" draw:end-shape="id5" draw:end-glue-point="8" svg:d="M16875 6715h953v635h952" svg:viewBox="0 0 1906 636">
          <text:p/>
        </draw:connector>
        <draw:connector draw:style-name="gr5" draw:text-style-name="P3" draw:layer="layout" svg:x1="16.875cm" svg:y1="9.255cm" svg:x2="18.78cm" svg:y2="8.62cm" draw:start-shape="id4" draw:start-glue-point="1" draw:end-shape="id5" draw:end-glue-point="9" svg:d="M16875 9255h953v-635h952" svg:viewBox="0 0 1906 636">
          <text:p/>
        </draw:connector>
        <draw:custom-shape draw:style-name="gr3" draw:text-style-name="P2" xml:id="id6" draw:id="id6" draw:layer="layout" svg:width="3.81cm" svg:height="1.27cm" svg:x="21.32cm" svg:y="7.35cm">
          <text:p text:style-name="P3">Decoder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8.89cm" svg:height="4.953cm" svg:x="18.78cm" svg:y="11.16cm">
          <draw:glue-point draw:id="4" svg:x="-5cm" svg:y="3.718cm"/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511.425111021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7" draw:text-style-name="P4" draw:layer="layout" svg:x1="23.225cm" svg:y1="8.62cm" svg:x2="23.225cm" svg:y2="11.16cm" draw:start-shape="id6" draw:start-glue-point="2" draw:end-shape="id7" draw:end-glue-point="0" svg:d="M23225 8620v2540" svg:viewBox="0 0 1 2541">
          <text:p/>
        </draw:connector>
        <draw:connector draw:style-name="gr4" draw:text-style-name="P4" draw:layer="layout" draw:type="line" svg:x1="20.05cm" svg:y1="7.985cm" svg:x2="21.32cm" svg:y2="7.985cm" draw:start-shape="id5" draw:start-glue-point="5" draw:end-shape="id6" draw:end-glue-point="3" svg:d="M20050 7985h1270" svg:viewBox="0 0 1271 1">
          <text:p/>
        </draw:connector>
        <draw:frame draw:style-name="gr8" draw:text-style-name="P6" draw:layer="layout" svg:width="1.778cm" svg:height="1.143cm" svg:x="22.336cm" svg:y="13.192cm">
          <draw:text-box>
            <text:p>MTL</text:p>
          </draw:text-box>
        </draw:frame>
        <draw:custom-shape draw:style-name="gr9" draw:text-style-name="P2" xml:id="id8" draw:id="id8" draw:layer="layout" svg:width="3.175cm" svg:height="10.033cm" svg:x="1.508cm" svg:y="6.08cm">
          <draw:glue-point draw:id="4" svg:x="5cm" svg:y="-3.353cm"/>
          <draw:glue-point draw:id="5" svg:x="5cm" svg:y="-3.48cm"/>
          <draw:glue-point draw:id="6" svg:x="5cm" svg:y="2.595cm"/>
          <draw:glue-point draw:id="7" svg:x="5.001cm" svg:y="4.367cm"/>
          <text:p text:style-name="P3">SPI MMU</text:p>
          <draw:enhanced-geometry svg:viewBox="0 0 21600 21600" draw:type="rectangle" draw:enhanced-path="M 0 0 L 21600 0 21600 21600 0 21600 0 0 Z N"/>
        </draw:custom-shape>
        <draw:connector draw:style-name="gr5" draw:text-style-name="P3" xml:id="id9" draw:id="id9" draw:layer="layout" svg:x1="10.526cm" svg:y1="6.334cm" svg:x2="10.526cm" svg:y2="8.874cm" draw:start-shape="id1" draw:start-glue-point="5" draw:end-shape="id3" draw:end-glue-point="4" svg:d="M10526 6334h-538v2540h538" svg:viewBox="0 0 539 2541">
          <text:p/>
        </draw:connector>
        <draw:connector draw:style-name="gr5" draw:text-style-name="P3" draw:layer="layout" svg:x1="4.682cm" svg:y1="7.605cm" svg:x2="9.988cm" svg:y2="7.604cm" draw:start-shape="id8" draw:start-glue-point="5" draw:end-shape="id9" draw:end-glue-point="0" svg:d="M4682 7605h2653v-1h2653" svg:viewBox="0 0 5307 2">
          <text:p/>
        </draw:connector>
        <draw:custom-shape draw:style-name="gr10" draw:text-style-name="P2" xml:id="id12" draw:id="id12" draw:layer="layout" svg:width="0.166cm" svg:height="0.177cm" svg:x="10.333cm" svg:y="9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0" draw:id="id10" draw:layer="layout" svg:width="0.635cm" svg:height="2.54cm" svg:x="6.842cm" svg:y="12.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11" draw:id="id11" draw:layer="layout" svg:width="0.635cm" svg:height="2.54cm" svg:x="8.112cm" svg:y="12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35cm" svg:height="0.508cm" svg:x="6.842cm" svg:y="12.4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635cm" svg:height="0.508cm" svg:x="8.112cm" svg:y="12.4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draw:type="line" svg:x1="7.477cm" svg:y1="13.7cm" svg:x2="8.112cm" svg:y2="13.7cm" draw:start-shape="id10" draw:start-glue-point="1" draw:end-shape="id11" draw:end-glue-point="3" svg:d="M7477 13700h635" svg:viewBox="0 0 636 1">
          <text:p/>
        </draw:connector>
        <draw:connector draw:style-name="gr4" draw:text-style-name="P4" draw:layer="layout" draw:type="line" svg:x1="4.682cm" svg:y1="13.699cm" svg:x2="6.842cm" svg:y2="13.7cm" draw:start-shape="id8" draw:start-glue-point="6" draw:end-shape="id10" draw:end-glue-point="3" svg:d="M4682 13699l2160 1" svg:viewBox="0 0 2161 2">
          <text:p/>
        </draw:connector>
        <draw:frame draw:style-name="gr13" draw:text-style-name="P7" draw:layer="layout" svg:width="1.016cm" svg:height="0.762cm" svg:x="6.715cm" svg:y="14.462cm">
          <draw:text-box>
            <text:p><text:span text:style-name="T1">EN</text:span></text:p>
          </draw:text-box>
        </draw:frame>
        <draw:frame draw:style-name="gr14" draw:text-style-name="P7" draw:layer="layout" svg:width="1.016cm" svg:height="0.889cm" svg:x="7.985cm" svg:y="14.462cm">
          <draw:text-box>
            <text:p><text:span text:style-name="T1">EN</text:span></text:p>
          </draw:text-box>
        </draw:frame>
        <draw:connector draw:style-name="gr5" draw:text-style-name="P3" draw:layer="layout" svg:x1="4.682cm" svg:y1="15.477cm" svg:x2="7.159cm" svg:y2="14.97cm" draw:start-shape="id8" draw:start-glue-point="7" draw:end-shape="id10" draw:end-glue-point="2" svg:d="M4682 15477h1080v11h1397v-518" svg:viewBox="0 0 2478 519">
          <text:p/>
        </draw:connector>
        <draw:connector draw:style-name="gr5" draw:text-style-name="P3" xml:id="id13" draw:id="id13" draw:layer="layout" draw:line-skew="-0.371cm" svg:x1="8.747cm" svg:y1="13.7cm" svg:x2="10.526cm" svg:y2="7.096cm" draw:start-shape="id11" draw:start-glue-point="1" draw:end-shape="id1" draw:end-glue-point="4" svg:d="M8747 13700h508v-6604h1271" svg:viewBox="0 0 1780 6605">
          <text:p/>
        </draw:connector>
        <draw:connector draw:style-name="gr5" draw:text-style-name="P3" draw:layer="layout" draw:line-skew="1.771cm" svg:x1="10.333cm" svg:y1="9.731cm" svg:x2="9.255cm" svg:y2="10.398cm" draw:start-shape="id12" draw:start-glue-point="6" draw:end-shape="id13" draw:end-glue-point="0" svg:d="M10333 9731h-333v667h-745" svg:viewBox="0 0 1079 668">
          <text:p/>
        </draw:connector>
        <draw:connector draw:style-name="gr15" draw:text-style-name="P3" draw:layer="layout" svg:x1="18.78cm" svg:y1="15.477cm" svg:x2="8.429cm" svg:y2="14.97cm" draw:start-shape="id7" draw:start-glue-point="4" draw:end-shape="id11" draw:end-glue-point="2" svg:d="M18780 15477h-5017v11h-5334v-518" svg:viewBox="0 0 10352 519">
          <text:p/>
        </draw:connector>
        <draw:frame draw:style-name="gr16" draw:text-style-name="P8" draw:layer="layout" svg:width="4.445cm" svg:height="1.673cm" svg:x="4.683cm" svg:y="6.842cm">
          <draw:text-box>
            <text:p><text:span text:style-name="T2">Write </text:span><text:span text:style-name="T3">enable</text:span></text:p>
          </draw:text-box>
        </draw:frame>
        <draw:frame draw:style-name="gr16" draw:text-style-name="P9" xml:id="id14" draw:id="id14" draw:layer="layout" svg:width="5.207cm" svg:height="1.673cm" svg:x="12.303cm" svg:y="15.456cm">
          <draw:text-box>
            <text:p><text:span text:style-name="T3">End of frame</text:span></text:p>
          </draw:text-box>
        </draw:frame>
        <draw:frame draw:style-name="gr16" draw:text-style-name="P9" draw:layer="layout" svg:width="2.286cm" svg:height="1.673cm" svg:x="4.556cm" svg:y="12.408cm">
          <draw:text-box>
            <text:p text:style-name="P10"><text:span text:style-name="T3">Display</text:span></text:p>
            <text:p text:style-name="P10"><text:span text:style-name="T3">select</text:span></text:p>
          </draw:text-box>
        </draw:frame>
        <draw:connector draw:style-name="gr17" draw:text-style-name="P3" draw:layer="layout" draw:line-skew="-1.831cm" svg:x1="19.415cm" svg:y1="8.938cm" svg:x2="14.906cm" svg:y2="15.456cm" draw:start-shape="id5" draw:start-glue-point="6" draw:end-shape="id14" svg:d="M19415 8938v1596h-4509v4922" svg:viewBox="0 0 4510 6519">
          <text:p/>
        </draw:connector>
        <draw:frame draw:style-name="gr18" draw:text-style-name="P11" draw:layer="layout" svg:width="3.302cm" svg:height="1.916cm" svg:x="4.556cm" svg:y="15.478cm">
          <draw:text-box>
            <text:p><text:span text:style-name="T4">Display</text:span></text:p>
            <text:p><text:span text:style-name="T4">Select write enable</text:span></text:p>
          </draw:text-box>
        </draw:frame>
        <draw:frame draw:style-name="gr19" draw:text-style-name="P12" draw:layer="layout" svg:width="1.143cm" svg:height="0.645cm" svg:x="12.176cm" svg:y="6.07cm">
          <draw:text-box>
            <text:p><text:span text:style-name="T5">WE</text:span></text:p>
          </draw:text-box>
        </draw:frame>
        <draw:frame draw:style-name="gr19" draw:text-style-name="P12" draw:layer="layout" svg:width="1.143cm" svg:height="0.645cm" svg:x="12.176cm" svg:y="8.62cm">
          <draw:text-box>
            <text:p><text:span text:style-name="T5">WE</text:span></text:p>
          </draw:text-box>
        </draw:frame>
        <draw:frame draw:style-name="gr16" draw:text-style-name="P9" draw:layer="layout" svg:width="2.286cm" svg:height="1.673cm" svg:x="9.128cm" svg:y="11.011cm">
          <draw:text-box>
            <text:p text:style-name="P10"><text:span text:style-name="T3">Display</text:span></text:p>
            <text:p text:style-name="P10"><text:span text:style-name="T3">contr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8:14:21.623525725</meta:creation-date>
    <dc:date>2017-05-09T22:31:12.283673315</dc:date>
    <meta:editing-duration>PT37M52S</meta:editing-duration>
    <meta:editing-cycles>6</meta:editing-cycles>
    <meta:generator>LibreOffice/5.1.6.2$Linux_X86_64 LibreOffice_project/10m0$Build-2</meta:generator>
    <meta:document-statistic meta:object-count="38"/>
  </office:meta>
</office:document-meta>
</file>